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6.401cm" fo:margin-left="-0.199cm" table:align="left" style:writing-mode="lr-tb"/>
    </style:style>
    <style:style style:name="Tableau3.A" style:family="table-column">
      <style:table-column-properties style:column-width="6.412cm"/>
    </style:style>
    <style:style style:name="Tableau3.B" style:family="table-column">
      <style:table-column-properties style:column-width="1.589cm"/>
    </style:style>
    <style:style style:name="Tableau3.C" style:family="table-column">
      <style:table-column-properties style:column-width="1.889cm"/>
    </style:style>
    <style:style style:name="Tableau3.D" style:family="table-column">
      <style:table-column-properties style:column-width="6.51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401cm" fo:margin-left="-0.199cm" table:align="left" style:writing-mode="lr-tb"/>
    </style:style>
    <style:style style:name="Tableau4.A" style:family="table-column">
      <style:table-column-properties style:column-width="6.405cm"/>
    </style:style>
    <style:style style:name="Tableau4.B" style:family="table-column">
      <style:table-column-properties style:column-width="1.589cm"/>
    </style:style>
    <style:style style:name="Tableau4.C" style:family="table-column">
      <style:table-column-properties style:column-width="1.889cm"/>
    </style:style>
    <style:style style:name="Tableau4.D" style:family="table-column">
      <style:table-column-properties style:column-width="6.51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1.208cm" fo:keep-together="auto"/>
    </style:style>
    <style:style style:name="Tableau4.3" style:family="table-row">
      <style:table-row-properties style:min-row-height="0.914cm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language="fr" fo:country="BE"/>
    </style:style>
    <style:style style:name="P5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6" style:family="paragraph" style:parent-style-name="UrbanTable">
      <style:text-properties fo:language="fr" fo:country="BE"/>
    </style:style>
    <style:style style:name="P7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8" style:family="paragraph" style:parent-style-name="Standard">
      <style:text-properties fo:font-size="11pt" fo:language="fr" fo:country="BE" style:font-size-asian="11pt" style:font-size-complex="11pt"/>
    </style:style>
    <style:style style:name="P9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0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11" style:family="paragraph" style:parent-style-name="UrbanBody"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UrbanBody">
      <style:text-properties fo:font-size="12pt" style:font-size-asian="12pt" style:font-size-complex="12pt"/>
    </style:style>
    <style:style style:name="P13" style:family="paragraph" style:parent-style-name="UrbanTitle3">
      <style:text-properties fo:font-size="12pt" style:font-size-asian="12pt" style:font-size-complex="12pt"/>
    </style:style>
    <style:style style:name="P14" style:family="paragraph" style:parent-style-name="UrbanTable" style:list-style-name="WW8Num10"/>
    <style:style style:name="P15" style:family="paragraph" style:parent-style-name="UrbanTable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style:font-name="Times New Roman1" fo:language="fr" fo:country="B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fo:language="fr" fo:country="BE" fo:font-weight="bold" style:font-weight-asian="bold"/>
    </style:style>
    <style:style style:name="T6" style:family="text">
      <style:text-properties fo:language="fr" fo:country="BE" fo:font-style="italic" style:font-style-asian="italic"/>
    </style:style>
    <style:style style:name="T7" style:family="text">
      <style:text-properties fo:language="fr" fo:country="BE" fo:font-style="normal" style:font-style-asian="normal" style:font-style-complex="normal"/>
    </style:style>
    <style:style style:name="T8" style:family="text">
      <style:text-properties fo:font-size="11pt" fo:language="fr" fo:country="BE" style:font-size-asian="11pt" style:font-size-complex="11pt"/>
    </style:style>
    <style:style style:name="T9" style:family="text">
      <style:text-properties fo:font-size="11pt" fo:language="fr" fo:country="BE" fo:font-style="italic" style:font-size-asian="11pt" style:font-style-asian="italic" style:font-size-complex="11pt"/>
    </style:style>
    <style:style style:name="T10" style:family="text">
      <style:text-properties fo:font-size="11pt" fo:language="fr" fo:country="BE" fo:font-weight="bold" style:font-size-asian="11pt" style:font-weight-asian="bold" style:font-size-complex="11pt"/>
    </style:style>
    <style:style style:name="T11" style:family="text">
      <style:text-properties fo:font-size="12pt" fo:language="fr" fo:country="BE" style:font-size-asian="12pt" style:font-size-complex="12pt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8"><text:span text:style-name="T17">do text</text:span></text:p><text:p text:style-name="P18"><text:span text:style-name="T17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relatif à la performance énergétique des bâtiments</text:p>
      <text:p text:style-name="UrbanTitle"><text:s/>dans les demandes de permis d'urbanisme</text:p>
      <text:p text:style-name="UrbanBody"/>
      <text:p text:style-name="UrbanBody"><text:span text:style-name="T1"><office:annotation><dc:creator>sde </dc:creator><dc:date>2011-07-27T10:02:17</dc:date><text:p text:style-name="P16"><text:span text:style-name="T15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Body"><text:span text:style-name="T4">Dans le cadre de la demande de certificats d’urbanisme, le dossier a fait l’objet d’une observation du respect</text:span><text:span text:style-name="T8"> </text:span><text:span text:style-name="T11">des arrêtés du 17/04/2008 relatifs à la performance énergétique et au climat intérieur des bâtiments. <text:s/></text:span></text:p>
      <text:p text:style-name="UrbanBody">Les observations formulées dans le présent document n’impliquent pas approbation du dossier et ne préjugent pas du respect des normes en vigueur.</text:p>
      <text:p text:style-name="UrbanBody"/>
      <text:p text:style-name="P12"><text:span text:style-name="T4">Les éléments suivants ont été examinés par... le </text:span><text:span text:style-name="T7"><text:text-input text:description="Evénement-Date">urbanEventObj.getFormattedDate()</text:text-input></text:span><text:span text:style-name="T7">.</text:span></text:p>
      <text:p text:style-name="P1"/>
      <text:p text:style-name="P13"><text:span text:style-name="T5">Sur les vues en plan et en coupe :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P15">Semble correct</text:p>
          </table:table-cell>
          <table:table-cell table:style-name="Tableau3.A1" office:value-type="string">
            <text:p text:style-name="P15">Semble incorrect</text:p>
          </table:table-cell>
          <table:table-cell table:style-name="Tableau3.D1" office:value-type="string">
            <text:p text:style-name="P15">Problème(s) et/ou erreur(s) détecté(s)</text:p>
          </table:table-cell>
        </table:table-row>
        <table:table-row table:style-name="Tableau3.1">
          <table:table-cell table:style-name="Tableau3.A1" office:value-type="string">
            <text:list xml:id="list17594647611" text:style-name="WW8Num10">
              <text:list-item>
                <text:p text:style-name="P14">Système de ventilation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1150429688" text:continue-numbering="true" text:style-name="WW8Num10">
              <text:list-item>
                <text:p text:style-name="P14">Isolation de la dalle de sol 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473508536" text:continue-numbering="true" text:style-name="WW8Num10">
              <text:list-item>
                <text:p text:style-name="P14">Isolation des parois vertical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2024307409" text:continue-numbering="true" text:style-name="WW8Num10">
              <text:list-item>
                <text:p text:style-name="P14"><text:span text:style-name="T8">Isolation des combles ou de la toiture</text:span></text:p>
              </text:list-item>
            </text:list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list xml:id="list312830382" text:continue-numbering="true" text:style-name="WW8Num10">
              <text:list-item>
                <text:p text:style-name="P14">Résolution des ponts thermiques</text:p>
              </text:list-item>
            </text:list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P2"/>
      <text:p text:style-name="P13"><text:soft-page-break/><text:span text:style-name="T5">Dans les formulaires :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P15">Semble correct</text:p>
          </table:table-cell>
          <table:table-cell table:style-name="Tableau4.A1" office:value-type="string">
            <text:p text:style-name="P15">Semble incorrect</text:p>
          </table:table-cell>
          <table:table-cell table:style-name="Tableau4.D1" office:value-type="string">
            <text:p text:style-name="P15">Problème(s) et/ou erreur(s) détecté(s)</text:p>
          </table:table-cell>
        </table:table-row>
        <table:table-row table:style-name="Tableau4.2">
          <table:table-cell table:style-name="Tableau4.A1" office:value-type="string">
            <text:list xml:id="list2053538491" text:continue-numbering="true" text:style-name="WW8Num10">
              <text:list-item>
                <text:p text:style-name="P14">Respect des valeurs U maximales admissibles des différentes parois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  <text:p text:style-name="UrbanTable"/>
          </table:table-cell>
        </table:table-row>
        <table:table-row table:style-name="Tableau4.3">
          <table:table-cell table:style-name="Tableau4.A1" office:value-type="string">
            <text:list xml:id="list1719113739" text:continue-numbering="true" text:style-name="WW8Num10">
              <text:list-item>
                <text:p text:style-name="P14">Calcul des débits de ventilation et du taux de ventilation du bâtiment</text:p>
              </text:list-item>
            </text:list>
          </table:table-cell>
          <table:table-cell table:style-name="Tableau4.A1" office:value-type="string">
            <text:p text:style-name="UrbanTable"/>
          </table:table-cell>
          <table:table-cell table:style-name="Tableau4.A1" office:value-type="string">
            <text:p text:style-name="UrbanTable"/>
          </table:table-cell>
          <table:table-cell table:style-name="Tableau4.D1" office:value-type="string">
            <text:p text:style-name="UrbanTable"/>
          </table:table-cell>
        </table:table-row>
      </table:table>
      <text:p text:style-name="P1"/>
      <text:p text:style-name="P12"><text:span text:style-name="T4">D’après les informations fournies : </text:span></text:p>
      <text:p text:style-name="P12"><text:span text:style-name="T4"><office:annotation><dc:creator>Simon Delcourt</dc:creator><dc:date>2012-06-19T10:18:53</dc:date><text:p text:style-name="P17"><text:span text:style-name="T14">do text if urbanEventObj.getDecision == 'favorable'</text:span></text:p></office:annotation></text:span><text:span text:style-name="T4">Le projet semble rencontrer les exigences thermiques et de ventilation</text:span></text:p>
      <text:p text:style-name="P12"><text:span text:style-name="T4"><office:annotation><dc:creator>Simon Delcourt</dc:creator><dc:date>2012-06-19T10:18:53</dc:date><text:p text:style-name="P17"><text:span text:style-name="T14">do text if not urbanEventObj.getDecision == 'favorable'</text:span></text:p></office:annotation></text:span><text:span text:style-name="T4">Les informations fournies sont insuffisantes et ne permettent pas de rendre un avis sur le projet.<text:line-break/>Nous vous invitons à compléter votre dossier avec les informations suivantes :</text:span></text:p>
      <text:p text:style-name="P12"><text:span text:style-name="T4">...</text:span><text:tab/></text:p>
      <text:p text:style-name="P12"><text:tab/></text:p>
      <text:p text:style-name="P12"><text:tab/></text:p>
      <text:p text:style-name="P12"><text:tab/></text:p>
      <text:p text:style-name="P12"><text:tab/></text:p>
      <text:p text:style-name="P12"/>
      <text:p text:style-name="P12"><text:span text:style-name="T4">Pour des informations complémentaires, le conseiller en énergie peut être contacté par téléphone au numéro [NUM1] 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19T10:30:08</dc:date>
    <dc:creator>Simon Delcourt</dc:creator>
    <meta:editing-duration>PT8H9M19S</meta:editing-duration>
    <meta:editing-cycles>53</meta:editing-cycles>
    <meta:generator>LibreOffice/3.5$Linux_x86 LibreOffice_project/350m1$Build-2</meta:generator>
    <meta:document-statistic meta:table-count="2" meta:image-count="0" meta:object-count="0" meta:page-count="2" meta:paragraph-count="36" meta:word-count="248" meta:character-count="1391" meta:non-whitespace-character-count="1466"/>
  </office:meta>
</office:document-meta>
</file>